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libri-Italic" svg:font-family="Calibri-Italic, serif"/>
    <style:font-face style:name="Calibri" svg:font-family="Calibri, 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officeooo:paragraph-rsid="0010b051" style:font-size-asian="14pt" style:font-size-complex="14pt"/>
    </style:style>
    <style:style style:name="P2" style:family="paragraph" style:parent-style-name="Standard">
      <style:paragraph-properties fo:text-align="end" style:justify-single-word="false"/>
      <style:text-properties officeooo:paragraph-rsid="0010b051"/>
    </style:style>
    <style:style style:name="P3" style:family="paragraph" style:parent-style-name="Standard">
      <style:paragraph-properties fo:text-align="center" style:justify-single-word="false"/>
      <style:text-properties fo:font-size="13pt" officeooo:paragraph-rsid="0010b051" style:font-size-asian="13pt" style:font-size-complex="13pt"/>
    </style:style>
    <style:style style:name="P4" style:family="paragraph" style:parent-style-name="Standard">
      <style:paragraph-properties fo:text-align="center" style:justify-single-word="false"/>
      <style:text-properties fo:font-weight="bold" officeooo:paragraph-rsid="0010b051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officeooo:paragraph-rsid="0010b051"/>
    </style:style>
    <style:style style:name="P6" style:family="paragraph" style:parent-style-name="Standard">
      <style:text-properties officeooo:rsid="00140b12" officeooo:paragraph-rsid="00140b12"/>
    </style:style>
    <style:style style:name="P7" style:family="paragraph" style:parent-style-name="Standard">
      <style:paragraph-properties fo:text-align="start" style:justify-single-word="false"/>
      <style:text-properties fo:font-size="14pt" fo:font-weight="bold" officeooo:rsid="00140b12" officeooo:paragraph-rsid="00140b12" style:font-size-asian="14pt" style:font-weight-asian="bold" style:font-size-complex="14pt" style:font-weight-complex="bold"/>
    </style:style>
    <style:style style:name="P8" style:family="paragraph" style:parent-style-name="Standard" style:list-style-name="L1" style:master-page-name="">
      <loext:graphic-properties draw:fill="none"/>
      <style:paragraph-properties fo:margin-left="1.499cm" fo:margin-right="0cm" fo:text-indent="-0.6cm" style:auto-text-indent="false" style:page-number="auto" fo:background-color="transparent">
        <style:tab-stops>
          <style:tab-stop style:position="0.079cm"/>
        </style:tab-stops>
      </style:paragraph-properties>
    </style:style>
    <style:style style:name="P9" style:family="paragraph" style:parent-style-name="Text_20_body">
      <style:text-properties fo:font-variant="normal" fo:text-transform="none" fo:letter-spacing="normal" fo:font-style="normal" fo:font-weight="normal" officeooo:paragraph-rsid="00140b12"/>
    </style:style>
    <style:style style:name="P10" style:family="paragraph" style:parent-style-name="Text_20_body">
      <style:paragraph-properties fo:margin-left="0cm" fo:margin-right="0cm" fo:margin-top="0cm" fo:margin-bottom="0cm" loext:contextual-spacing="false" fo:line-height="100%" fo:orphans="2" fo:widows="2" fo:text-indent="0cm" style:auto-text-indent="false" fo:padding="0cm" fo:border="none" style:writing-mode="lr-tb"/>
      <style:text-properties fo:font-variant="normal" fo:text-transform="none" fo:letter-spacing="normal" fo:font-style="normal" fo:font-weight="normal"/>
    </style:style>
    <style:style style:name="P11" style:family="paragraph" style:parent-style-name="Text_20_body">
      <style:paragraph-properties fo:margin-left="0cm" fo:margin-right="0cm" fo:margin-top="0cm" fo:margin-bottom="0cm" loext:contextual-spacing="false" fo:line-height="100%" fo:orphans="2" fo:widows="2" fo:text-indent="0cm" style:auto-text-indent="false" fo:padding="0cm" fo:border="none" style:writing-mode="lr-tb"/>
      <style:text-properties fo:font-variant="normal" fo:text-transform="none" fo:letter-spacing="normal" fo:font-style="normal" fo:font-weight="normal" officeooo:rsid="00140b12" officeooo:paragraph-rsid="00140b12"/>
    </style:style>
    <style:style style:name="P12" style:family="paragraph" style:parent-style-name="Text_20_body">
      <style:paragraph-properties fo:margin-left="0cm" fo:margin-right="0cm" fo:margin-top="0cm" fo:margin-bottom="0cm" loext:contextual-spacing="false" fo:line-height="100%" fo:orphans="2" fo:widows="2" fo:text-indent="0cm" style:auto-text-indent="false" fo:padding="0cm" fo:border="none" style:writing-mode="lr-tb"/>
      <style:text-properties fo:font-variant="normal" fo:text-transform="none" fo:letter-spacing="normal"/>
    </style:style>
    <style:style style:name="P13" style:family="paragraph" style:parent-style-name="Text_20_body">
      <style:paragraph-properties fo:margin-left="0cm" fo:margin-right="0cm" fo:margin-top="0cm" fo:margin-bottom="0cm" loext:contextual-spacing="false" fo:line-height="100%" fo:orphans="2" fo:widows="2" fo:text-indent="0cm" style:auto-text-indent="false" fo:padding="0cm" fo:border="none" style:writing-mode="lr-tb"/>
      <style:text-properties fo:font-variant="normal" fo:text-transform="none" fo:font-size="14pt" fo:letter-spacing="normal" fo:font-style="normal" fo:font-weight="bold" officeooo:rsid="00140b12" officeooo:paragraph-rsid="00140b12" style:font-size-asian="14pt" style:font-weight-asian="bold" style:font-size-complex="14pt" style:font-weight-complex="bold"/>
    </style:style>
    <style:style style:name="P14" style:family="paragraph" style:parent-style-name="Text_20_body" style:list-style-name="L2">
      <style:paragraph-properties fo:margin-top="0cm" fo:margin-bottom="0cm" loext:contextual-spacing="false" fo:line-height="100%" fo:orphans="2" fo:widows="2" fo:padding="0cm" fo:border="none" style:writing-mode="lr-tb"/>
      <style:text-properties fo:font-variant="normal" fo:text-transform="none" fo:letter-spacing="normal"/>
    </style:style>
    <style:style style:name="P15" style:family="paragraph" style:parent-style-name="Text_20_body" style:list-style-name="L2">
      <style:paragraph-properties fo:margin-top="0cm" fo:margin-bottom="0cm" loext:contextual-spacing="false" fo:line-height="100%" fo:orphans="2" fo:widows="2" fo:padding="0cm" fo:border="none" style:writing-mode="lr-tb"/>
      <style:text-properties fo:font-variant="normal" fo:text-transform="none" fo:letter-spacing="normal" officeooo:paragraph-rsid="00140b12"/>
    </style:style>
    <style:style style:name="P16" style:family="paragraph" style:parent-style-name="Text_20_body" style:list-style-name="L3">
      <style:paragraph-properties fo:margin-top="0cm" fo:margin-bottom="0cm" loext:contextual-spacing="false" fo:line-height="100%" fo:orphans="2" fo:widows="2" fo:padding="0cm" fo:border="none" style:writing-mode="lr-tb"/>
      <style:text-properties fo:font-variant="normal" fo:text-transform="none" fo:letter-spacing="normal" fo:font-style="normal" fo:font-weight="normal" officeooo:rsid="00140b12" officeooo:paragraph-rsid="00140b12"/>
    </style:style>
    <style:style style:name="P17" style:family="paragraph" style:parent-style-name="Text_20_body">
      <style:paragraph-properties fo:margin-top="0cm" fo:margin-bottom="0cm" loext:contextual-spacing="false" fo:line-height="100%" fo:orphans="2" fo:widows="2" fo:padding="0cm" fo:border="none" style:writing-mode="lr-tb"/>
      <style:text-properties fo:font-variant="normal" fo:text-transform="none" fo:letter-spacing="normal" fo:font-style="normal" fo:font-weight="normal" officeooo:rsid="00140b12" officeooo:paragraph-rsid="00140b12"/>
    </style:style>
    <style:style style:name="P18" style:family="paragraph" style:parent-style-name="Text_20_body">
      <style:paragraph-properties fo:margin-top="0cm" fo:margin-bottom="0cm" loext:contextual-spacing="false" fo:line-height="100%" fo:orphans="2" fo:widows="2" fo:padding="0cm" fo:border="none" style:writing-mode="lr-tb"/>
      <style:text-properties fo:font-variant="normal" fo:text-transform="none" fo:letter-spacing="normal" fo:font-style="normal" fo:font-weight="normal" officeooo:rsid="0015904f" officeooo:paragraph-rsid="0015904f"/>
    </style:style>
    <style:style style:name="P19" style:family="paragraph" style:parent-style-name="Text_20_body">
      <style:paragraph-properties fo:margin-top="0cm" fo:margin-bottom="0cm" loext:contextual-spacing="false" fo:line-height="100%" fo:orphans="2" fo:widows="2" fo:padding="0cm" fo:border="none" style:writing-mode="lr-tb"/>
      <style:text-properties fo:font-variant="normal" fo:text-transform="none" fo:letter-spacing="normal" fo:font-style="normal" fo:font-weight="normal" officeooo:rsid="00164844" officeooo:paragraph-rsid="00164844"/>
    </style:style>
    <style:style style:name="P20" style:family="paragraph" style:parent-style-name="Text_20_body">
      <style:paragraph-properties fo:margin-top="0cm" fo:margin-bottom="0cm" loext:contextual-spacing="false" fo:line-height="100%" fo:orphans="2" fo:widows="2" fo:padding="0cm" fo:border="none" style:writing-mode="lr-tb"/>
      <style:text-properties fo:font-variant="normal" fo:text-transform="none" fo:letter-spacing="normal" fo:font-style="normal" fo:font-weight="normal" officeooo:rsid="0017a498" officeooo:paragraph-rsid="0017a498"/>
    </style:style>
    <style:style style:name="P21" style:family="paragraph" style:parent-style-name="Text_20_body">
      <style:paragraph-properties fo:margin-top="0cm" fo:margin-bottom="0cm" loext:contextual-spacing="false" fo:line-height="100%" fo:orphans="2" fo:widows="2" fo:padding="0cm" fo:border="none" style:writing-mode="lr-tb"/>
      <style:text-properties fo:font-variant="normal" fo:text-transform="none" fo:font-size="14pt" fo:letter-spacing="normal" fo:font-style="normal" fo:font-weight="bold" officeooo:rsid="0015904f" officeooo:paragraph-rsid="0015904f" style:font-size-asian="14pt" style:font-weight-asian="bold" style:font-size-complex="14pt" style:font-weight-complex="bold"/>
    </style:style>
    <style:style style:name="P22" style:family="paragraph" style:parent-style-name="Text_20_body">
      <style:paragraph-properties fo:margin-top="0cm" fo:margin-bottom="0cm" loext:contextual-spacing="false" fo:line-height="100%" fo:orphans="2" fo:widows="2" fo:padding="0cm" fo:border="none" style:writing-mode="lr-tb"/>
      <style:text-properties fo:font-variant="normal" fo:text-transform="none" fo:font-size="14pt" fo:letter-spacing="normal" fo:font-style="normal" fo:font-weight="bold" officeooo:rsid="0017a498" officeooo:paragraph-rsid="0017a498" style:font-size-asian="14pt" style:font-weight-asian="bold" style:font-size-complex="14pt" style:font-weight-complex="bold"/>
    </style:style>
    <style:style style:name="P23" style:family="paragraph" style:parent-style-name="Text_20_body">
      <style:paragraph-properties fo:margin-top="0cm" fo:margin-bottom="0cm" loext:contextual-spacing="false" fo:line-height="100%" fo:orphans="2" fo:widows="2" fo:padding="0cm" fo:border="none" style:writing-mode="lr-tb"/>
      <style:text-properties fo:font-variant="normal" fo:text-transform="none" fo:font-size="10pt" fo:letter-spacing="normal" fo:font-style="italic" fo:font-weight="normal" officeooo:rsid="00177ed8" officeooo:paragraph-rsid="00177ed8" style:font-size-asian="10pt" style:font-style-asian="italic" style:font-size-complex="10pt" style:font-style-complex="italic"/>
    </style:style>
    <style:style style:name="P24" style:family="paragraph" style:parent-style-name="Text_20_body">
      <style:paragraph-properties fo:margin-top="0cm" fo:margin-bottom="0cm" loext:contextual-spacing="false" fo:line-height="100%" fo:orphans="2" fo:widows="2" fo:padding="0cm" fo:border="none" style:writing-mode="lr-tb"/>
      <style:text-properties fo:font-variant="normal" fo:text-transform="none" fo:font-size="10pt" fo:letter-spacing="normal" fo:font-style="italic" fo:font-weight="normal" officeooo:rsid="0017a498" officeooo:paragraph-rsid="0017a498" style:font-size-asian="10pt" style:font-style-asian="italic" style:font-size-complex="10pt" style:font-style-complex="italic"/>
    </style:style>
    <style:style style:name="T1" style:family="text">
      <style:text-properties officeooo:rsid="0010b051"/>
    </style:style>
    <style:style style:name="T2" style:family="text">
      <style:text-properties officeooo:rsid="00139c0e"/>
    </style:style>
    <style:style style:name="T3" style:family="text">
      <style:text-properties officeooo:rsid="00140b12"/>
    </style:style>
    <style:style style:name="T4" style:family="text">
      <style:text-properties fo:font-style="normal" fo:font-weight="normal"/>
    </style:style>
    <style:style style:name="T5" style:family="text">
      <style:text-properties officeooo:rsid="00177ed8"/>
    </style:style>
    <style:style style:name="T6" style:family="text">
      <style:text-properties officeooo:rsid="0017a498"/>
    </style:style>
    <style:style style:name="T7" style:family="text">
      <style:text-properties officeooo:rsid="0018bfe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МОСКОВСКИЙ АВИАЦИОННЫЙ ИНСТИТУТ</text:p>
      <text:p text:style-name="P1">(НАЦИОНАЛЬНЫЙ ИССЛЕДОВАТЕЛЬСКИЙ УНИВЕРСИТЕТ)</text:p>
      <text:p text:style-name="P3">Факультет информационных технологий и прикладной математики</text:p>
      <text:p text:style-name="P3">Кафедра вычислительной математики и программирования</text:p>
      <text:p text:style-name="P3"/>
      <text:p text:style-name="P3"/>
      <text:p text:style-name="P3"/>
      <text:p text:style-name="P4">Отчет по лабораторной работе №<text:span text:style-name="T2">4</text:span> </text:p>
      <text:p text:style-name="P4">«<text:span text:style-name="T2">Поиск цитат, координатный индекс</text:span>»</text:p>
      <text:p text:style-name="P4">по курсу</text:p>
      <text:p text:style-name="P4">«Информационный поиск»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">Группа: М80-108М-17 </text:p>
      <text:p text:style-name="P2">Выполнил: <text:span text:style-name="T1">Забарин Н.И.</text:span> </text:p>
      <text:p text:style-name="P2">Преподаватель: А.Л. Калинин </text:p>
      <text:p text:style-name="P2"/>
      <text:p text:style-name="P2"/>
      <text:p text:style-name="P2"/>
      <text:p text:style-name="P2"/>
      <text:p text:style-name="P5">Москва, 2018</text:p>
      <text:p text:style-name="P7"><text:soft-page-break/>Задание</text:p>
      <text:p text:style-name="Standard"><text:tab/><text:span text:style-name="T3">Необходимо расширить язык запросов булева поиска новым элементом — поиском цитат. Синтаксис этого элемента следующий:</text:span></text:p>
      <text:list xml:id="list3105300397" text:style-name="L1">
        <text:list-item>
          <text:p text:style-name="P8">«<text:span text:style-name="T3">что где когда</text:span>»/<text:span text:style-name="T3">2</text:span> <text:span text:style-name="T3">- такому запросу удовлетворяют документы содержащие в себе термины что, где и когда на расстоянии не более 2, без нарушения порядка. Если элемент /2 отсутствует то термины должны идти подряд.</text:span></text:p>
        </text:list-item>
      </text:list>
      <text:p text:style-name="P6"/>
      <text:p text:style-name="P6"><text:tab/>Новый элемент должен комбинироваться со стандартными средствами булева поиска.</text:p>
      <text:p text:style-name="P9"><text:span text:style-name="T3"><text:tab/>Для реализации цитатного поиска нужно использовать </text:span>координатный индекс, т.е. для каждого вхождения термина в документ построить и сохранить список позиций внутри документа, где этот термин встречался. </text:p>
      <text:p text:style-name="P9">В отчёте нужно описать формат координатного индекса. Привести статистические данные:</text:p>
      <text:list xml:id="list2282911692" text:style-name="L2">
        <text:list-item>
          <text:p text:style-name="P14"><text:span text:style-name="T4">Размер получившегося индекса. </text:span></text:p>
        </text:list-item>
        <text:list-item>
          <text:p text:style-name="P15"><text:span text:style-name="T4">Время построения индекса.</text:span></text:p>
        </text:list-item>
        <text:list-item>
          <text:p text:style-name="P15"><text:span text:style-name="T4">Общее количество позиций. Среднее количество позиций на термин и на пару термин-документ. </text:span></text:p>
        </text:list-item>
        <text:list-item>
          <text:p text:style-name="P14"><text:span text:style-name="T4">Скорость индексации (кб входных данных в секунду)</text:span></text:p>
        </text:list-item>
        <text:list-item>
          <text:p text:style-name="P14"><text:span text:style-name="T4">Время выполнения поисковых запросов.</text:span></text:p>
        </text:list-item>
        <text:list-item>
          <text:p text:style-name="P14"><text:span text:style-name="T4">Примеры долговыполняющихся запросов. </text:span></text:p>
        </text:list-item>
      </text:list>
      <text:p text:style-name="P12"><text:span text:style-name="T4"/></text:p>
      <text:p text:style-name="P10"><text:tab/>Кроме того, нужно привести примеры запросов и результаты их выполнения. В выводах должны быть указаны недостатки работы, приведены примеры их решения. Что можно сделать, чтобы ускорить «долгие» запросы?</text:p>
      <text:p text:style-name="P10"/>
      <text:p text:style-name="P13">Решение</text:p>
      <text:p text:style-name="P11"><text:tab/>Блок в файле-индексе имеет следующую структуру:</text:p>
      <text:list xml:id="list2638367562" text:style-name="L3">
        <text:list-item>
          <text:p text:style-name="P16">4 байта, длина терма, l</text:p>
        </text:list-item>
        <text:list-item>
          <text:p text:style-name="P16">l байт под сам терм</text:p>
        </text:list-item>
        <text:list-item>
          <text:p text:style-name="P16">4 байта, размер блока, sz</text:p>
        </text:list-item>
        <text:list-item>
          <text:p text:style-name="P16">4 байта, длина блока, n</text:p>
        </text:list-item>
        <text:list-item>
          <text:p text:style-name="P16">n «вхождений» следующего вида</text:p>
          <text:list>
            <text:list-item>
              <text:p text:style-name="P16">4 байта, номер документа</text:p>
            </text:list-item>
            <text:list-item>
              <text:p text:style-name="P16">4 байта, размер «вхождения», k</text:p>
            </text:list-item>
            <text:list-item>
              <text:p text:style-name="P16">k байт, содержат список координат</text:p>
            </text:list-item>
          </text:list>
        </text:list-item>
      </text:list>
      <text:p text:style-name="P17"/>
      <text:p text:style-name="P21">Решенные проблемы</text:p>
      <text:p text:style-name="P18"><text:tab/>В процессе отладки было обнаружено что считывать целиком блок в память не получается в случае высоко частотных термов(предлоги, союзы и т. п.). </text:p>
      <text:p text:style-name="P18"><text:tab/>Для решения этой проблемы был написан древовидный итератор. На этапе обработки обратной польской записи термины преобразовываются в итераторы первого типа(идут по файлу, пока не найдут следующий документ в котором встречается термин), а операторы в итераторы второго типа(содержат в себе операцию и набор дочерних итераторов, итерируются по дочерним пока не находят подходящий документ).</text:p>
      <text:p text:style-name="P18"><text:tab/>Таким образом реализация стала немного медленнее(порядка 15%), но заметно эффективнее по памяти.</text:p>
      <text:p text:style-name="P18"/>
      <text:p text:style-name="P18"/>
      <text:p text:style-name="P18"/>
      <text:p text:style-name="P18"/>
      <text:p text:style-name="P18"/>
      <text:p text:style-name="P21"><text:soft-page-break/>Статистика <text:span text:style-name="T6">индексации</text:span></text:p>
      <text:p text:style-name="P18"><text:tab/>Логи обработки 100 000 документов:</text:p>
      <text:p text:style-name="P23">Total time: 1506.6748433113098</text:p>
      <text:p text:style-name="P23">Total data: 480.365 Mb</text:p>
      <text:p text:style-name="P23">Total docs: 100000</text:p>
      <text:p text:style-name="P23">Average time: 0.015066748433113099</text:p>
      <text:p text:style-name="P23">Speed: 318.825 Kb/sec</text:p>
      <text:p text:style-name="P23">Total entrances: 58525849</text:p>
      <text:p text:style-name="P23">Average token entrances: 70.81535881479617</text:p>
      <text:p text:style-name="P23">Average token/doc entrances: 2.344759501476706</text:p>
      <text:p text:style-name="P18"/>
      <text:p text:style-name="P19">Размер индекса <text:span text:style-name="T5">440</text:span>Mb.</text:p>
      <text:p text:style-name="P19"/>
      <text:p text:style-name="P22">Статистика поиска</text:p>
      <text:p text:style-name="P20"><text:tab/>Лог обработки запроса:</text:p>
      <text:p text:style-name="P24">[2018.05.10 14:03:47] [api_search] {'query': '"black and"'}</text:p>
      <text:p text:style-name="P24">"black and"</text:p>
      <text:p text:style-name="P24">[2018.05.10 14:03:47] Converted query: ['black', 'and', '/2_1']</text:p>
      <text:p text:style-name="P24">[2018.05.10 14:03:47] Search for "black" in ../data/index_001</text:p>
      <text:p text:style-name="P24">[2018.05.10 14:03:47] Block found for 0.0004363059997558594 sec</text:p>
      <text:p text:style-name="P24">[2018.05.10 14:03:47] Search for "and" in ../data/index_001</text:p>
      <text:p text:style-name="P24">[2018.05.10 14:03:47] Block found for 0.00035381317138671875 sec</text:p>
      <text:p text:style-name="P24">[2018.05.10 14:03:47] Query searched for 0.0013129711151123047 sec</text:p>
      <text:p text:style-name="P20"><text:tab/>Лог поиска результатов:</text:p>
      <text:p text:style-name="P24">[2018.05.10 14:03:47] [api_get_results] id: 8yEAy1kN79, page: 0</text:p>
      <text:p text:style-name="P24">[2018.05.10 14:03:47] Result found for 0.030297517776489258 sec</text:p>
      <text:p text:style-name="P20"/>
      <text:p text:style-name="P20"><text:tab/>При добавлении еще одного слова в запрос время создания итератора возрастает до 2мс, время поиска до 350мс.</text:p>
      <text:p text:style-name="P20"/>
      <text:p text:style-name="P22">Возможные оптимизации</text:p>
      <text:p text:style-name="P20"><text:tab/>Поиск цитаты «A B C D» сейчас происходит след образом, находится документ в котором есть <text:s/>«C D» и позиции C в этом документе, далее пытаюсь подставить B, если не получается то ищу новое вхождение <text:s/>«C D». Затем пытаюсь добавить A. То есть время обработки запроса сильно вырастает. </text:p>
      <text:p text:style-name="P20"><text:tab/>Сходу в голову приходит идея о поиске документа A &amp; B &amp; C &amp; D, его проверке на наличие цитаты и дальнейший перебор по таким документам, эта операция будет работать быстрее(особенно в свете 6 лабораторной работы которая ускоряет операцию &amp;).</text:p>
      <text:p text:style-name="P20"/>
      <text:p text:style-name="P22">Выводы</text:p>
      <text:p text:style-name="P20"><text:tab/><text:span text:style-name="T7">В ходе выполнения данной работы было решено несколько интересных задач, а так же был построен координатный индекс для 1e5 документов, из-за сжатия в 90% было решено не строить индекс для всей википедии.</text:span></text:p>
      <text:p text:style-name="P19"/>
      <text:p text:style-name="P9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alibri-Italic" svg:font-family="Calibri-Italic, serif"/>
    <style:font-face style:name="Calibri" svg:font-family="Calibri, 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8T10:44:00.647518672</meta:creation-date>
    <dc:date>2018-05-10T17:17:01.830177450</dc:date>
    <meta:editing-duration>PT9M59S</meta:editing-duration>
    <meta:editing-cycles>5</meta:editing-cycles>
    <meta:generator>LibreOffice/5.3.1.2$Linux_X86_64 LibreOffice_project/30m0$Build-2</meta:generator>
    <meta:document-statistic meta:table-count="0" meta:image-count="0" meta:object-count="0" meta:page-count="3" meta:paragraph-count="69" meta:word-count="589" meta:character-count="4276" meta:non-whitespace-character-count="3743"/>
  </office:meta>
</office:document-meta>
</file>